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0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d24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16d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1a9d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9bc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1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42f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909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b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70d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727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182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857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fa6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b2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572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ba0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de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7b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bfb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331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fdf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c95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44b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189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fac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01e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731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7d5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a26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dfb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e56c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dedc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a0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e97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55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f61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67c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80b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98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571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f197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eb95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194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a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3eb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62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776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869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d39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b5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18c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387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f1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7065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7f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d4c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17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65a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a54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b7a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e40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47e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a7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4926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9c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bc9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a10f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a27f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8a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8ea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4979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5f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7ee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43e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898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a1c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d55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5e2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dd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ee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0a6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e8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94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797e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9bb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1e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691b60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68f0fa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16def4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2e39d3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1c1c1c" style:font-name="Liberation Serif" fo:font-size="17pt" style:text-underline-style="none" fo:font-weight="bold" officeooo:rsid="362b5268" officeooo:paragraph-rsid="45179a47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9a56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9594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1b93b9" officeooo:paragraph-rsid="46a0bb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98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8b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a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4979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a7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a5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755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34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411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officeooo:rsid="45242fae"/>
    </style:style>
    <style:style style:name="T2" style:family="text">
      <style:text-properties style:text-position="super 58%" style:font-name="標楷體1" officeooo:rsid="46706591" style:font-name-asian="標楷體1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4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font-name-complex="標楷體" style:text-emphasize="none"/>
    </style:style>
    <style:style style:name="T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Arial" fo:font-style="normal" fo:text-shadow="none" officeooo:rsid="45184302" style:font-name-asian="Arial" style:font-style-asian="normal" style:font-name-complex="標楷體" style:text-emphasize="none"/>
    </style:style>
    <style:style style:name="T7" style:family="text">
      <style:text-properties officeooo:rsid="45184302"/>
    </style:style>
    <style:style style:name="T8" style:family="text">
      <style:text-properties officeooo:rsid="451a9d73"/>
    </style:style>
    <style:style style:name="T9" style:family="text">
      <style:text-properties officeooo:rsid="36f0a7c4"/>
    </style:style>
    <style:style style:name="T10" style:family="text">
      <style:text-properties style:font-name="標楷體1"/>
    </style:style>
    <style:style style:name="T11" style:family="text">
      <style:text-properties style:font-name="標楷體1" officeooo:rsid="45242fae"/>
    </style:style>
    <style:style style:name="T12" style:family="text">
      <style:text-properties style:font-name="標楷體1" style:font-name-asian="標楷體1"/>
    </style:style>
    <style:style style:name="T13" style:family="text">
      <style:text-properties style:font-name="標楷體1" officeooo:rsid="45270db9" style:font-name-asian="標楷體1"/>
    </style:style>
    <style:style style:name="T14" style:family="text">
      <style:text-properties style:font-name="標楷體1" officeooo:rsid="456a0b29" style:font-name-asian="標楷體1"/>
    </style:style>
    <style:style style:name="T15" style:family="text">
      <style:text-properties style:font-name="標楷體1" officeooo:rsid="456beca9" style:font-name-asian="標楷體1"/>
    </style:style>
    <style:style style:name="T16" style:family="text">
      <style:text-properties style:font-name="標楷體1" officeooo:rsid="4571296f" style:font-name-asian="標楷體1"/>
    </style:style>
    <style:style style:name="T17" style:family="text">
      <style:text-properties style:font-name="標楷體1" officeooo:rsid="4661a6f9" style:font-name-asian="標楷體1"/>
    </style:style>
    <style:style style:name="T18" style:family="text">
      <style:text-properties style:font-name="標楷體1" officeooo:rsid="46706591" style:font-name-asian="標楷體1"/>
    </style:style>
    <style:style style:name="T19" style:family="text">
      <style:text-properties style:font-name="標楷體1" officeooo:rsid="2e2d83da"/>
    </style:style>
    <style:style style:name="T20" style:family="text">
      <style:text-properties style:font-name="標楷體1" officeooo:rsid="2cd378be"/>
    </style:style>
    <style:style style:name="T21" style:family="text">
      <style:text-properties style:font-name="標楷體1" officeooo:rsid="431308b3"/>
    </style:style>
    <style:style style:name="T22" style:family="text">
      <style:text-properties style:font-name="標楷體1" officeooo:rsid="4690aa39"/>
    </style:style>
    <style:style style:name="T23" style:family="text">
      <style:text-properties style:font-name="標楷體1" officeooo:rsid="43474ae5"/>
    </style:style>
    <style:style style:name="T24" style:family="text">
      <style:text-properties officeooo:rsid="45270db9"/>
    </style:style>
    <style:style style:name="T25" style:family="text">
      <style:text-properties style:font-name="Arial" officeooo:rsid="45184302" style:font-name-asian="Arial"/>
    </style:style>
    <style:style style:name="T26" style:family="text">
      <style:text-properties style:font-name="Arial" officeooo:rsid="451a9d73" style:font-name-asian="Arial"/>
    </style:style>
    <style:style style:name="T27" style:family="text">
      <style:text-properties officeooo:rsid="45544b8d"/>
    </style:style>
    <style:style style:name="T28" style:family="text">
      <style:text-properties officeooo:rsid="456a0b29"/>
    </style:style>
    <style:style style:name="T29" style:family="text">
      <style:text-properties officeooo:rsid="45eb9521"/>
    </style:style>
    <style:style style:name="T30" style:family="text">
      <style:text-properties officeooo:rsid="45eb9521" style:font-name-asian="Arial"/>
    </style:style>
    <style:style style:name="T31" style:family="text">
      <style:text-properties officeooo:rsid="461d39ec" style:font-name-asian="Arial"/>
    </style:style>
    <style:style style:name="T32" style:family="text">
      <style:text-properties officeooo:rsid="46a47b1e" style:font-name-asian="Arial"/>
    </style:style>
    <style:style style:name="T33" style:family="text">
      <style:text-properties officeooo:rsid="461d39ec"/>
    </style:style>
    <style:style style:name="T34" style:family="text">
      <style:text-properties officeooo:rsid="464ec22e"/>
    </style:style>
    <style:style style:name="T35" style:family="text">
      <style:text-properties officeooo:rsid="4658a454"/>
    </style:style>
    <style:style style:name="T36" style:family="text">
      <style:text-properties officeooo:rsid="4661a6f9"/>
    </style:style>
    <style:style style:name="T37" style:family="text">
      <style:text-properties fo:color="#333333"/>
    </style:style>
    <style:style style:name="T38" style:family="text">
      <style:text-properties fo:color="#333333" officeooo:rsid="461d39ec"/>
    </style:style>
    <style:style style:name="T39" style:family="text">
      <style:text-properties fo:color="#333333" officeooo:rsid="461d39ec" style:font-name-asian="Arial"/>
    </style:style>
    <style:style style:name="T40" style:family="text">
      <style:text-properties officeooo:rsid="43474ae5"/>
    </style:style>
    <style:style style:name="T41" style:family="text">
      <style:text-properties style:text-underline-style="solid" style:text-underline-width="auto" style:text-underline-color="font-color" officeooo:rsid="362b5268"/>
    </style:style>
    <style:style style:name="T42" style:family="text">
      <style:text-properties officeooo:rsid="4c43b58b"/>
    </style:style>
    <style:style style:name="T43" style:family="text">
      <style:text-properties officeooo:rsid="362b5268"/>
    </style:style>
    <style:style style:name="T44" style:family="text">
      <style:text-properties officeooo:rsid="46a47b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57496357" text:style-name="L1">
        <text:list-item>
          <text:p text:style-name="P1"><text:bookmark-start text:name="量變、質變"/>量變、質變<text:bookmark-end text:name="量變、質變"/></text:p>
          <text:list>
            <text:list-item>
              <text:p text:style-name="P91">量變、質變。</text:p>
              <text:list>
                <text:list-item>
                  <text:p text:style-name="P92">從 某一特定個體 變成 該個體<text:span text:style-name="T3"> </text:span><text:span text:style-name="T6">↔</text:span><text:span text:style-name="T4"> 量變</text:span>。</text:p>
                </text:list-item>
                <text:list-item>
                  <text:p text:style-name="P2">從 某一特定個體 變成 其他個體 <text:span text:style-name="T25">↔</text:span><text:span text:style-name="T7"> 質變</text:span>。</text:p>
                </text:list-item>
              </text:list>
            </text:list-item>
            <text:list-item>
              <text:p text:style-name="P93">量變、質變。</text:p>
              <text:list>
                <text:list-item>
                  <text:p text:style-name="P94"><text:span text:style-name="T4">振幅型、編碼型、光型、磁場型、位能型、能量型、宗態層級型 </text:span><text:span text:style-name="T3">量變、質變</text:span>。</text:p>
                </text:list-item>
              </text:list>
            </text:list-item>
            <text:list-item>
              <text:p text:style-name="P93">明顯例子，視覺。</text:p>
              <text:list>
                <text:list-item>
                  <text:p text:style-name="P95"><text:span text:style-name="T3">（相關描述在 </text:span><text:span text:style-name="T5">歷史人物</text:span><text:span text:style-name="T3"> 文件群的 </text:span><text:span text:style-name="T5">蘇格拉底</text:span><text:span text:style-name="T3">的 </text:span><text:span text:style-name="T5">明顯例子，視覺</text:span><text:span text:style-name="T3">）</text:span></text:p>
                </text:list-item>
                <text:list-item>
                  <text:p text:style-name="P3">光的 亮、暗 變化 <text:span text:style-name="T25">↔</text:span><text:span text:style-name="T7"> 量變</text:span>。</text:p>
                  <text:list>
                    <text:list-item>
                      <text:p text:style-name="P4">光的 <text:span text:style-name="T9">色調值、濃度值、亮度值</text:span> 變化 <text:span text:style-name="T25">↔</text:span><text:span text:style-name="T7"> 量變、能量型質變、振幅型量變、頻率型量變</text:span>。</text:p>
                    </text:list-item>
                  </text:list>
                </text:list-item>
                <text:list-item>
                  <text:p text:style-name="P4">光 從 光 變成 化學能、電訊號 <text:span text:style-name="T25">↔</text:span><text:span text:style-name="T7"> 質變、能量型質變、（從弦波）編碼（成方波）型質變</text:span>。</text:p>
                  <text:list>
                    <text:list-item>
                      <text:p text:style-name="P5">光 <text:span text:style-name="T26">↔</text:span><text:span text:style-name="T8"> 電磁波、弦波</text:span>。</text:p>
                    </text:list-item>
                    <text:list-item>
                      <text:p text:style-name="P6">電訊號 <text:span text:style-name="T26">↔</text:span><text:span text:style-name="T8"> 電能、方波</text:span>。</text:p>
                    </text:list-item>
                  </text:list>
                </text:list-item>
              </text:list>
            </text:list-item>
            <text:list-item>
              <text:p text:style-name="P6">明顯例子，馬達。</text:p>
              <text:list>
                <text:list-item>
                  <text:p text:style-name="P7">光、磁場 的 大、小 變化 <text:span text:style-name="T25">↔</text:span><text:span text:style-name="T7"> 量變、能量型量變、光型量變、磁場型量變</text:span>。</text:p>
                </text:list-item>
                <text:list-item>
                  <text:p text:style-name="P7">光、能量 從 光 變成 力 <text:span text:style-name="T25">↔</text:span><text:span text:style-name="T7"> 質變、能量型質變</text:span>。</text:p>
                </text:list-item>
              </text:list>
            </text:list-item>
            <text:list-item>
              <text:p text:style-name="P8">明顯例子，物體 自由落體。</text:p>
              <text:list>
                <text:list-item>
                  <text:p text:style-name="P9">位能 從 大 變成 小 <text:span text:style-name="T25">↔</text:span><text:span text:style-name="T7"> 量變</text:span>。</text:p>
                  <text:list>
                    <text:list-item>
                      <text:p text:style-name="P10">從 位能 變成 位能 <text:span text:style-name="T25">↔</text:span><text:span text:style-name="T7"> 量變、能量型量變、位能型量變</text:span>。</text:p>
                    </text:list-item>
                  </text:list>
                </text:list-item>
                <text:list-item>
                  <text:p text:style-name="P11">能量 從 位能 變成 動能 <text:span text:style-name="T25">↔</text:span><text:span text:style-name="T7"> 質變</text:span>。</text:p>
                  <text:list>
                    <text:list-item>
                      <text:p text:style-name="P10">從 位能 變成 動能 <text:span text:style-name="T25">↔</text:span><text:span text:style-name="T7"> 質變、能量型質變</text:span>。</text:p>
                    </text:list-item>
                  </text:list>
                </text:list-item>
              </text:list>
            </text:list-item>
            <text:list-item>
              <text:p text:style-name="P9">明顯例子，<text:span text:style-name="T10">E = </text:span><text:span text:style-name="T11">m * c</text:span><text:span text:style-name="T1">2</text:span>。</text:p>
              <text:list>
                <text:list-item>
                  <text:p text:style-name="P9">從 能量 變成 能量 <text:span text:style-name="T25">↔</text:span><text:span text:style-name="T7"> 量變</text:span>。</text:p>
                </text:list-item>
                <text:list-item>
                  <text:p text:style-name="P9">從 能量 變成 物質 <text:span text:style-name="T25">↔</text:span><text:span text:style-name="T7"> 質變</text:span>。</text:p>
                </text:list-item>
              </text:list>
            </text:list-item>
            <text:list-item>
              <text:p text:style-name="P12">明顯例子。</text:p>
              <text:list>
                <text:list-item>
                  <text:p text:style-name="P12"><text:span text:style-name="T12">從 第一個&lt;?</text:span><text:span text:style-name="T13">a&gt;個體</text:span><text:span text:style-name="T12"> 變成 第二個&lt;?</text:span><text:span text:style-name="T13">a&gt;個體</text:span> <text:span text:style-name="T25">↔</text:span><text:span text:style-name="T7"> 量變、宗態層級型量變</text:span>。</text:p>
                </text:list-item>
                <text:list-item>
                  <text:p text:style-name="P13"><text:span text:style-name="T12">從 &lt;?</text:span><text:span text:style-name="T13">a&gt;個體</text:span><text:span text:style-name="T12"> 變成 &lt;?</text:span><text:span text:style-name="T13">b&gt;個</text:span><text:span text:style-name="T24">體</text:span> <text:span text:style-name="T25">↔</text:span><text:span text:style-name="T7"> 質變、宗態層級型質變</text:span>。</text:p>
                </text:list-item>
              </text:list>
            </text:list-item>
            <text:list-item>
              <text:p text:style-name="P13">明顯例子。</text:p>
              <text:list>
                <text:list-item>
                  <text:p text:style-name="P13">假定，第一個個體 要 維護、增加 權力、金錢、名聲。</text:p>
                  <text:list>
                    <text:list-item>
                      <text:p text:style-name="P14">要 <text:span text:style-name="T25">↔</text:span><text:span text:style-name="T7"> 想要、需要、已經要、正在要、即將要</text:span>。</text:p>
                    </text:list-item>
                    <text:list-item>
                      <text:p text:style-name="P14">維護 <text:span text:style-name="T25">↔</text:span><text:span text:style-name="T7"> 維持</text:span>。</text:p>
                    </text:list-item>
                    <text:list-item>
                      <text:p text:style-name="P14">增加 <text:span text:style-name="T25">↔</text:span><text:span text:style-name="T7"> 提升、昇華</text:span>。</text:p>
                    </text:list-item>
                    <text:list-item>
                      <text:p text:style-name="P109">權力 <text:span text:style-name="T25">↔</text:span><text:span text:style-name="T7"> </text:span>權力、權利、權限。</text:p>
                    </text:list-item>
                    <text:list-item>
                      <text:p text:style-name="P15">金錢 <text:span text:style-name="T25">↔</text:span><text:span text:style-name="T7"> 利益、資產、資源</text:span>。</text:p>
                    </text:list-item>
                    <text:list-item>
                      <text:p text:style-name="P15">名聲 <text:span text:style-name="T25">↔</text:span><text:span text:style-name="T7"> 名號、</text:span>職位、身分。</text:p>
                    </text:list-item>
                  </text:list>
                </text:list-item>
                <text:list-item>
                  <text:p text:style-name="P16">第一個個體 有機率使用 權力 維護、增加 權力。</text:p>
                  <text:list>
                    <text:list-item>
                      <text:p text:style-name="P17">從 權力 變成 權力 <text:span text:style-name="T25">↔</text:span><text:span text:style-name="T7"> 量變</text:span>。</text:p>
                      <text:list>
                        <text:list-item>
                          <text:p text:style-name="P18">從 權力 變成（（已經、正在、即將）（維護、增加 的）權力）<text:span text:style-name="T25">↔</text:span><text:span text:style-name="T7"> 量變</text:span>。</text:p>
                        </text:list-item>
                        <text:list-item>
                          <text:p text:style-name="P18">從 <text:span text:style-name="T12">((維護、增加)權力)</text:span> 變成（<text:span text:style-name="T12">(已經、正在、即將)(維護、增加 的)</text:span>權力）<text:span text:style-name="T25">↔</text:span><text:span text:style-name="T7"> 量變</text:span>。</text:p>
                        </text:list-item>
                      </text:list>
                    </text:list-item>
                    <text:list-item>
                      <text:p text:style-name="P16">明顯例子，馬太效應、慣性思維。</text:p>
                    </text:list-item>
                    <text:list-item>
                      <text:p text:style-name="P16">抽象例子，存在、內捲、內在機制的運作。</text:p>
                    </text:list-item>
                  </text:list>
                </text:list-item>
                <text:list-item>
                  <text:p text:style-name="P19">第一個個體 有機率 自己去、指揮第二個個體 做 某一特定事情，維護、增加 權力。</text:p>
                  <text:list>
                    <text:list-item>
                      <text:p text:style-name="P20">從 做 變成 權力 <text:span text:style-name="T25">↔</text:span><text:span text:style-name="T7"> 質變</text:span>。</text:p>
                      <text:list>
                        <text:list-item>
                          <text:p text:style-name="P19">從 權力 變成 做 變成 權力 <text:span text:style-name="T25">↔</text:span><text:span text:style-name="T7"> 質變</text:span>。</text:p>
                        </text:list-item>
                        <text:list-item>
                          <text:p text:style-name="P21"><text:span text:style-name="T12">從（維護、增加 權力）</text:span>變成（做 該事情）變成（維護、增加 權力）<text:span text:style-name="T7"> </text:span><text:span text:style-name="T25">↔</text:span><text:span text:style-name="T7"> 質變</text:span>。</text:p>
                        </text:list-item>
                        <text:list-item>
                          <text:p text:style-name="P22">事情 <text:span text:style-name="T25">↔</text:span><text:span text:style-name="T7"> 事件。</text:span></text:p>
                          <text:list>
                            <text:list-item>
                              <text:p text:style-name="P22">事情 <text:span text:style-name="T25">↔</text:span><text:span text:style-name="T7"> 思想、決策、行動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改革、改變思維。</text:p>
                    </text:list-item>
                    <text:list-item>
                      <text:p text:style-name="P22">抽象例子，變化、外科手術、兩個個體的交互作用。</text:p>
                    </text:list-item>
                  </text:list>
                </text:list-item>
              </text:list>
            </text:list-item>
            <text:list-item>
              <text:p text:style-name="P22">明顯例子，假定，第一個個體 是 群體的 立法委員。</text:p>
              <text:list>
                <text:list-item>
                  <text:p text:style-name="P23">假定，第一個個體 要 維護、增加 立法委員的 權力。</text:p>
                </text:list-item>
                <text:list-item>
                  <text:p text:style-name="P23">假定，第一個個體 立法，維持、增加 立法委員的 權力。</text:p>
                  <text:list>
                    <text:list-item>
                      <text:p text:style-name="P24">從 立法委員的權力 變成 立法委員的權力 <text:span text:style-name="T25">↔</text:span><text:span text:style-name="T7"> 量變</text:span>。</text:p>
                      <text:list>
                        <text:list-item>
                          <text:p text:style-name="P25">從 立法委員的（立法）權力 變成（該）立法委員（要）的權力 <text:span text:style-name="T25">↔</text:span><text:span text:style-name="T7"> 量變</text:span>。</text:p>
                        </text:list-item>
                      </text:list>
                    </text:list-item>
                    <text:list-item>
                      <text:p text:style-name="P26">從 權力 變成 權力 <text:span text:style-name="T25">↔</text:span><text:span text:style-name="T7"> 量變</text:span>。</text:p>
                    </text:list-item>
                  </text:list>
                </text:list-item>
                <text:list-item>
                  <text:p text:style-name="P27">假定，第一個個體 聚集群眾 →<text:span text:style-name="T27"> 消失</text:span> 某一特定（其他）立法委員 →<text:span text:style-name="T27"> </text:span>強行 立 某一特定法。</text:p>
                  <text:list>
                    <text:list-item>
                      <text:p text:style-name="P28">假定，該法 是 <text:span text:style-name="T7">能夠 </text:span>維護、增加 立法委員的 權力的 法律。</text:p>
                    </text:list-item>
                    <text:list-item>
                      <text:p text:style-name="P29">從（聚集→消失→立法）變成 權力 <text:span text:style-name="T25">↔</text:span><text:span text:style-name="T7"> 質變</text:span>。</text:p>
                      <text:list>
                        <text:list-item>
                          <text:p text:style-name="P30">從（權力 以外的 其他個體）變成 權力 <text:span text:style-name="T25">↔</text:span><text:span text:style-name="T7"> 質變</text:span>。</text:p>
                          <text:list>
                            <text:list-item>
                              <text:p text:style-name="P30">從（<text:span text:style-name="T12">(立法委員的)權</text:span>力 以外的 其他個體）變成 <text:span text:style-name="T12">(立法委員的)</text:span>權力 <text:span text:style-name="T25">↔</text:span><text:span text:style-name="T7"> 質變</text:span>。</text:p>
                            </text:list-item>
                          </text:list>
                        </text:list-item>
                        <text:list-item>
                          <text:p text:style-name="P31">從 其他個體 變成 權力 <text:span text:style-name="T25">↔</text:span><text:span text:style-name="T7"> 質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明顯例子，英國。</text:p>
              <text:list>
                <text:list-item>
                  <text:p text:style-name="P32">英國殖民。</text:p>
                  <text:list>
                    <text:list-item>
                      <text:p text:style-name="P32">從 英國人 變成 英國人 <text:span text:style-name="T25">↔</text:span><text:span text:style-name="T7"> 量變</text:span>。</text:p>
                    </text:list-item>
                    <text:list-item>
                      <text:p text:style-name="P33">從（在 英國的）英國人 變成（在 美洲的）英國人 <text:span text:style-name="T25">↔</text:span><text:span text:style-name="T7"> 量變</text:span>。</text:p>
                      <text:list>
                        <text:list-item>
                          <text:p text:style-name="P96">從（在）英國（的英國人）變成（在）美洲（的英國人）<text:span text:style-name="T25">↔</text:span><text:span text:style-name="T7"> 質變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2">英國人 在 美洲 建國、發表美國獨立宣言。</text:p>
                  <text:list>
                    <text:list-item>
                      <text:p text:style-name="P33">從 英國人 變成 美國人 <text:span text:style-name="T25">↔</text:span><text:span text:style-name="T7"> 質變</text:span>。</text:p>
                    </text:list-item>
                    <text:list-item>
                      <text:p text:style-name="P34">從（在 美洲的）英國人、印地安人 變成（在 美洲的）美國人 <text:span text:style-name="T25">↔</text:span><text:span text:style-name="T7"> 質變</text:span>。</text:p>
                      <text:list>
                        <text:list-item>
                          <text:p text:style-name="P97">從 人 變成 人 <text:span text:style-name="T25">↔</text:span><text:span text:style-name="T7"> 量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明顯例子，中國。</text:p>
              <text:list>
                <text:list-item>
                  <text:p text:style-name="P35">文化大革命。</text:p>
                  <text:list>
                    <text:list-item>
                      <text:p text:style-name="P33">從 中國人 變成 中國人 <text:span text:style-name="T25">↔</text:span><text:span text:style-name="T7"> 量變</text:span>。</text:p>
                    </text:list-item>
                    <text:list-item>
                      <text:p text:style-name="P36">從（正在傳承 的）中國人 變成（摧毀傳承 的）中國人 <text:span text:style-name="T25">↔</text:span><text:span text:style-name="T7"> 量變</text:span>。</text:p>
                    </text:list-item>
                  </text:list>
                </text:list-item>
                <text:list-item>
                  <text:p text:style-name="P36">滿人、清朝人 佔領 中國大陸。</text:p>
                  <text:list>
                    <text:list-item>
                      <text:p text:style-name="P36">從 明朝人 變成 清朝人 <text:span text:style-name="T25">↔</text:span><text:span text:style-name="T7"> 質變</text:span>。</text:p>
                    </text:list-item>
                    <text:list-item>
                      <text:p text:style-name="P36">從（在 中國大陸的）明朝人 變成（在 中國大陸的）清朝人 <text:span text:style-name="T25">↔</text:span><text:span text:style-name="T7"> 質變</text:span>。</text:p>
                    </text:list-item>
                  </text:list>
                </text:list-item>
              </text:list>
            </text:list-item>
            <text:list-item>
              <text:p text:style-name="P31">明顯例子。</text:p>
              <text:list>
                <text:list-item>
                  <text:p text:style-name="P31">假定，攝<text:span text:style-name="T12">氏</text:span><text:span text:style-name="T14">10000</text:span><text:span text:style-name="T28">度，某一特定個體 是</text:span><text:span text:style-name="T14"> 1%液態、9</text:span><text:span text:style-name="T15">9</text:span><text:span text:style-name="T14">%固態</text:span><text:span text:style-name="T28">。</text:span></text:p>
                </text:list-item>
                <text:list-item>
                  <text:p text:style-name="P37">假定，攝<text:span text:style-name="T12">氏</text:span><text:span text:style-name="T14">100000000</text:span><text:span text:style-name="T28">度，該個體 是</text:span><text:span text:style-name="T14"> </text:span><text:span text:style-name="T16">99</text:span><text:span text:style-name="T14">%液態、</text:span><text:span text:style-name="T16">1</text:span><text:span text:style-name="T14">%固態</text:span>。</text:p>
                  <text:list>
                    <text:list-item>
                      <text:p text:style-name="P37">從 攝<text:span text:style-name="T12">氏</text:span><text:span text:style-name="T14">10000度 到 </text:span><text:span text:style-name="T12">攝氏</text:span><text:span text:style-name="T14">100000000</text:span><text:span text:style-name="T28">度，從 </text:span><text:span text:style-name="T14">1%液態</text:span><text:span text:style-name="T28"> 到 </text:span><text:span text:style-name="T16">99</text:span><text:span text:style-name="T14">%液態</text:span><text:span text:style-name="T28"> </text:span><text:span text:style-name="T25">↔</text:span><text:span text:style-name="T7"> 量變</text:span>。</text:p>
                    </text:list-item>
                  </text:list>
                </text:list-item>
                <text:list-item>
                  <text:p text:style-name="P38">假定，其他個體 認定，攝<text:span text:style-name="T12">氏</text:span><text:span text:style-name="T14">10000度、9</text:span><text:span text:style-name="T15">9</text:span><text:span text:style-name="T14">%固態</text:span><text:span text:style-name="T28">，該個體 是 固態個體</text:span>。</text:p>
                </text:list-item>
                <text:list-item>
                  <text:p text:style-name="P39">假定，其他個體 認定，攝<text:span text:style-name="T12">氏</text:span><text:span text:style-name="T14">100000000度、</text:span><text:span text:style-name="T16">99</text:span><text:span text:style-name="T14">%液態</text:span><text:span text:style-name="T28">，該個體 是 液態個體</text:span>。</text:p>
                  <text:list>
                    <text:list-item>
                      <text:p text:style-name="P40">從 攝<text:span text:style-name="T12">氏</text:span><text:span text:style-name="T14">10000度 到 </text:span><text:span text:style-name="T12">攝氏</text:span><text:span text:style-name="T14">100000000</text:span><text:span text:style-name="T28">度，從 固態個體 到 液態個體 </text:span><text:span text:style-name="T25">↔</text:span><text:span text:style-name="T7"> 質變</text:span>。</text:p>
                    </text:list-item>
                  </text:list>
                </text:list-item>
                <text:list-item>
                  <text:p text:style-name="P41">從 攝<text:span text:style-name="T12">氏</text:span><text:span text:style-name="T14">10000度 到 </text:span><text:span text:style-name="T12">攝氏</text:span><text:span text:style-name="T14">100000000</text:span><text:span text:style-name="T28">度，該個體的 變化（同時）是 量變、質變</text:span>。</text:p>
                  <text:list>
                    <text:list-item>
                      <text:p text:style-name="P41">假定，以 液態的佔比 為 座標系。</text:p>
                      <text:list>
                        <text:list-item>
                          <text:p text:style-name="P41">該個體 是 量變。</text:p>
                        </text:list-item>
                      </text:list>
                    </text:list-item>
                    <text:list-item>
                      <text:p text:style-name="P41">假定，以 相態 為 座標系。</text:p>
                      <text:list>
                        <text:list-item>
                          <text:p text:style-name="P41">該個體 是 質變。</text:p>
                        </text:list-item>
                      </text:list>
                    </text:list-item>
                    <text:list-item>
                      <text:p text:style-name="P41">假定，以 該個體 為 座標系。</text:p>
                      <text:list>
                        <text:list-item>
                          <text:p text:style-name="P42">該個體 <text:span text:style-name="T28">是 量變、質變、量質二相性</text:span>。</text:p>
                          <text:list>
                            <text:list-item>
                              <text:p text:style-name="P43"><text:span text:style-name="T28">量質二相性 </text:span><text:span text:style-name="T25">↔</text:span><text:span text:style-name="T7"> 波粒二象性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9"><text:bookmark-start text:name="哲學"/>哲學<text:bookmark-end text:name="哲學"/></text:p>
          <text:list>
            <text:list-item>
              <text:p text:style-name="P43">思想 有機率 維持、提升、昇華 思想、決策、行動。</text:p>
              <text:list>
                <text:list-item>
                  <text:p text:style-name="P44">思想、決策、行動。</text:p>
                  <text:list>
                    <text:list-item>
                      <text:p text:style-name="P43">哲學 <text:span text:style-name="T30">↔</text:span><text:span text:style-name="T29"> 思想</text:span>。</text:p>
                    </text:list-item>
                    <text:list-item>
                      <text:p text:style-name="P45">大腦判斷 <text:span text:style-name="T29">↔ 決策</text:span>。</text:p>
                    </text:list-item>
                    <text:list-item>
                      <text:p text:style-name="P43">感測、交互作用 <text:span text:style-name="T29">↔ 行動</text:span>。</text:p>
                    </text:list-item>
                  </text:list>
                </text:list-item>
                <text:list-item>
                  <text:p text:style-name="P43">思想、決策、行動。</text:p>
                  <text:list>
                    <text:list-item>
                      <text:p text:style-name="P43">個體 有機率（只）會 思想，不會 決策、行動。</text:p>
                      <text:list>
                        <text:list-item>
                          <text:p text:style-name="P43">明顯例子，思想家。</text:p>
                        </text:list-item>
                      </text:list>
                    </text:list-item>
                    <text:list-item>
                      <text:p text:style-name="P46">個體 有機率（只）會 決策，不會 思想、行動。</text:p>
                      <text:list>
                        <text:list-item>
                          <text:p text:style-name="P46">明顯例子，（沒有進行思考、只依靠經驗和本能 就 下決策的）決策者。</text:p>
                        </text:list-item>
                      </text:list>
                    </text:list-item>
                    <text:list-item>
                      <text:p text:style-name="P43">個體 有機率（只）會 行動，不會 思想、決策。</text:p>
                      <text:list>
                        <text:list-item>
                          <text:p text:style-name="P43">明顯例子，（沒有進行思考和決策、只依靠本能 就 行動的）行動者。</text:p>
                        </text:list-item>
                      </text:list>
                    </text:list-item>
                    <text:list-item>
                      <text:p text:style-name="P46">個體 有機率（只）會 思想、決策，不會 行動。</text:p>
                      <text:list>
                        <text:list-item>
                          <text:p text:style-name="P47">明顯例子，（有進行思考 依照思考的結果 下決策的）決策者。</text:p>
                        </text:list-item>
                      </text:list>
                    </text:list-item>
                    <text:list-item>
                      <text:p text:style-name="P46">個體 有機率（只）會 思想、行動，不會 決策。</text:p>
                      <text:list>
                        <text:list-item>
                          <text:p text:style-name="P46">明顯例子，擁有 選擇障礙的 個體。</text:p>
                        </text:list-item>
                      </text:list>
                    </text:list-item>
                    <text:list-item>
                      <text:p text:style-name="P46">個體 有機率（只）會 決策、行動，不會 思想。</text:p>
                      <text:list>
                        <text:list-item>
                          <text:p text:style-name="P46">明顯例子，深藍（電腦）。</text:p>
                        </text:list-item>
                      </text:list>
                    </text:list-item>
                    <text:list-item>
                      <text:p text:style-name="P46">個體 有機率 會 思想、決策、行動。</text:p>
                      <text:list>
                        <text:list-item>
                          <text:p text:style-name="P46">明顯例子，亞里斯多德、尼古拉<text:span text:style-name="T19">·</text:span>特斯拉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0"><text:span text:style-name="T37">哲學 描述 </text:span>字詞。</text:p>
              <text:list>
                <text:list-item>
                  <text:p text:style-name="P98">（<text:span text:style-name="T43">字詞 的 相關描述在 </text:span><text:span text:style-name="T41">哲學</text:span><text:span text:style-name="T43"> 文件群的 </text:span><text:span text:style-name="T41">字詞</text:span><text:span text:style-name="T42">）</text:span></text:p>
                </text:list-item>
                <text:list-item>
                  <text:p text:style-name="P101"><text:span text:style-name="T37">哲學 對 字詞 </text:span>推廣化、深入化、實體化、抽象化。</text:p>
                  <text:list>
                    <text:list-item>
                      <text:p text:style-name="P48">推廣化 <text:span text:style-name="T31">↔</text:span><text:span text:style-name="T33"> 函數修改化</text:span>。</text:p>
                    </text:list-item>
                    <text:list-item>
                      <text:p text:style-name="P48">深入化 <text:span text:style-name="T31">↔</text:span><text:span text:style-name="T33"> </text:span>函數曲線<text:span text:style-name="T33">化</text:span>。</text:p>
                    </text:list-item>
                    <text:list-item>
                      <text:p text:style-name="P48">實體化 <text:span text:style-name="T31">↔</text:span><text:span text:style-name="T33"> 函數</text:span>實體化。</text:p>
                    </text:list-item>
                    <text:list-item>
                      <text:p text:style-name="P48">抽象化 <text:span text:style-name="T31">↔</text:span><text:span text:style-name="T33"> 函數名稱化</text:span>。</text:p>
                    </text:list-item>
                    <text:list-item>
                      <text:p text:style-name="P48">明顯例子，蘋果。</text:p>
                      <text:list>
                        <text:list-item>
                          <text:p text:style-name="P49">蘋果 →（抽象化）→ 水果。</text:p>
                        </text:list-item>
                        <text:list-item>
                          <text:p text:style-name="P49">水果 →（實體化）→ 香蕉。</text:p>
                        </text:list-item>
                        <text:list-item>
                          <text:p text:style-name="P49">香蕉 →（深入化）→ 香、蕉。</text:p>
                        </text:list-item>
                        <text:list-item>
                          <text:p text:style-name="P49">香 →（推廣化）→ 香水。</text:p>
                        </text:list-item>
                        <text:list-item>
                          <text:p text:style-name="P50">香水 →（深入化）→ 有 香味的 液體。</text:p>
                        </text:list-item>
                        <text:list-item>
                          <text:p text:style-name="P51">有 香味的 液體 →（實體化）→ 有 香味的 玫瑰精油。</text:p>
                        </text:list-item>
                        <text:list-item>
                          <text:p text:style-name="P52">有 香味的 玫瑰精油 →（抽象化）→ 有 味道的 油。</text:p>
                        </text:list-item>
                      </text:list>
                    </text:list-item>
                  </text:list>
                </text:list-item>
                <text:list-item>
                  <text:p text:style-name="P53">哲學 對 字詞 推廣化、深入化、實體化、抽象化。</text:p>
                  <text:list>
                    <text:list-item>
                      <text:p text:style-name="P106">推廣化<text:span text:style-name="T37"> </text:span><text:span text:style-name="T39">↔</text:span><text:span text:style-name="T38"> 排列組合化、修改增減化、</text:span><text:span text:style-name="T37">函數修改</text:span><text:span text:style-name="T38">化</text:span>。</text:p>
                      <text:list>
                        <text:list-item>
                          <text:p text:style-name="P54"><text:span text:style-name="T33">排列組合化 的 </text:span>明顯例子，愛的文明 的字詞 是 愛、的、文、明。</text:p>
                          <text:list>
                            <text:list-item>
                              <text:p text:style-name="P55">愛的文明 →（排列組合化）→ 文明的愛、文明愛的、愛文明的、愛文明、愛。</text:p>
                              <text:list>
                                <text:list-item>
                                  <text:p text:style-name="P56">明顯例子，哲學（再）對 文明的愛 推廣化、深入化、實體化、抽象化。</text:p>
                                </text:list-item>
                              </text:list>
                            </text:list-item>
                            <text:list-item>
                              <text:p text:style-name="P57">愛的文明 →（排列組合化）→ 愛的明文、明文的愛、明愛的文、明的愛文。</text:p>
                            </text:list-item>
                          </text:list>
                        </text:list-item>
                        <text:list-item>
                          <text:p text:style-name="P58">函數修改<text:span text:style-name="T33">化 的 </text:span>明顯例子<text:span text:style-name="T12">，</text:span><text:span text:style-name="T18">ax</text:span><text:span text:style-name="T2">2</text:span><text:span text:style-name="T18"> + bx + c </text:span>修改成 <text:span text:style-name="T18">ax</text:span><text:span text:style-name="T2">3</text:span><text:span text:style-name="T18"> + 5bx + c</text:span>。</text:p>
                        </text:list-item>
                      </text:list>
                    </text:list-item>
                    <text:list-item>
                      <text:p text:style-name="P105">深入化<text:span text:style-name="T37"> </text:span><text:span text:style-name="T39">↔</text:span><text:span text:style-name="T38"> 定義化、</text:span><text:span text:style-name="T37">函數曲線</text:span><text:span text:style-name="T38">化、函數方程式化</text:span><text:span text:style-name="T33">。</text:span></text:p>
                      <text:list>
                        <text:list-item>
                          <text:p text:style-name="P59"><text:span text:style-name="T33">使用 不同角度、不同視角、不同情境 描述 字詞</text:span>。</text:p>
                        </text:list-item>
                        <text:list-item>
                          <text:p text:style-name="P60">抽象例子，手電筒 使用 <text:span text:style-name="T33">不同 角度、位置、亮度、顏色、範圍 照射 某一特定個體</text:span>。</text:p>
                        </text:list-item>
                        <text:list-item>
                          <text:p text:style-name="P61">抽象例子，描述 不同 溫度、壓力、大小、動能、位能、電能 情況的<text:span text:style-name="T33"> 某一特定個體</text:span>。</text:p>
                        </text:list-item>
                      </text:list>
                    </text:list-item>
                    <text:list-item>
                      <text:p text:style-name="P107">實體化<text:span text:style-name="T37"> </text:span><text:span text:style-name="T39">↔</text:span><text:span text:style-name="T38"> 物件化、日常生活化、修煉生活化、新知生活化、跨領域移植</text:span>。</text:p>
                      <text:list>
                        <text:list-item>
                          <text:p text:style-name="P62"><text:span text:style-name="T33">物件 是</text:span>（程式語言的<text:span text:style-name="T10">）</text:span><text:span text:style-name="T33">物件</text:span>。</text:p>
                        </text:list-item>
                        <text:list-item>
                          <text:p text:style-name="P63"><text:span text:style-name="T33">新知生活化 的 </text:span>明顯例子<text:span text:style-name="T10">，</text:span><text:span text:style-name="T33">新知 日常生活化、修煉生活化</text:span>。</text:p>
                          <text:list>
                            <text:list-item>
                              <text:p text:style-name="P64"><text:span text:style-name="T33">新知 的 </text:span>明顯例子<text:span text:style-name="T10">，</text:span><text:span text:style-name="T33">新的 知識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8">抽象化<text:span text:style-name="T37"> </text:span><text:span text:style-name="T39">↔</text:span><text:span text:style-name="T38"> 類別化、數學化、函數名稱化</text:span>。</text:p>
                      <text:list>
                        <text:list-item>
                          <text:p text:style-name="P65"><text:span text:style-name="T33">類別 是</text:span>（程式語言的<text:span text:style-name="T10">）</text:span><text:span text:style-name="T33">類別</text:span>。</text:p>
                        </text:list-item>
                        <text:list-item>
                          <text:p text:style-name="P66">抽象例子。</text:p>
                          <text:list>
                            <text:list-item>
                              <text:p text:style-name="P102"><text:span text:style-name="T37">哲學 </text:span>哲學<text:span text:style-name="T33">數學化</text:span>。</text:p>
                              <text:list>
                                <text:list-item>
                                  <text:p text:style-name="P67">抽象化。</text:p>
                                </text:list-item>
                                <text:list-item>
                                  <text:p text:style-name="P103">有機率 失真。</text:p>
                                </text:list-item>
                              </text:list>
                            </text:list-item>
                            <text:list-item>
                              <text:p text:style-name="P68">使用 數學工具、數學公式、數學模型 發展（哲學<text:span text:style-name="T33">數學化 之後的</text:span>）哲學。</text:p>
                              <text:list>
                                <text:list-item>
                                  <text:p text:style-name="P69">推廣化、深入化。</text:p>
                                </text:list-item>
                              </text:list>
                            </text:list-item>
                            <text:list-item>
                              <text:p text:style-name="P70">（哲學<text:span text:style-name="T33">數學化 之後的</text:span>）哲學 <text:span text:style-name="T33">數學</text:span>哲學<text:span text:style-name="T33">化、數學物理化、日常生活化</text:span>。</text:p>
                              <text:list>
                                <text:list-item>
                                  <text:p text:style-name="P67">實體化。</text:p>
                                </text:list-item>
                                <text:list-item>
                                  <text:p text:style-name="P104">有機率<text:span text:style-name="T37"> 失真、</text:span>得出奇怪的結果。</text:p>
                                  <text:list>
                                    <text:list-item>
                                      <text:p text:style-name="P71">得出奇怪的結果 <text:span text:style-name="T32">↔</text:span><text:span text:style-name="T44"> </text:span>哲學災難。</text:p>
                                      <text:list>
                                        <text:list-item>
                                          <text:p text:style-name="P72">抽象例子，紫外災難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3">抽象例子。</text:p>
                          <text:list>
                            <text:list-item>
                              <text:p text:style-name="P73">哲學 →<text:span text:style-name="T34">（</text:span>哲學<text:span text:style-name="T33">數學化</text:span><text:span text:style-name="T20">）</text:span>→ 哲學型<text:span text:style-name="T35">數學</text:span>。</text:p>
                            </text:list-item>
                            <text:list-item>
                              <text:p text:style-name="P74">使用 數學工具、數學公式、數學模型 計算 哲學型<text:span text:style-name="T35">數學</text:span>。</text:p>
                            </text:list-item>
                            <text:list-item>
                              <text:p text:style-name="P73">哲學型<text:span text:style-name="T35">數學 </text:span>→<text:span text:style-name="T34">（數學</text:span>哲學<text:span text:style-name="T33">化</text:span><text:span text:style-name="T20">）</text:span>→ 哲學。</text:p>
                            </text:list-item>
                          </text:list>
                        </text:list-item>
                        <text:list-item>
                          <text:p text:style-name="P75">抽象例子。</text:p>
                          <text:list>
                            <text:list-item>
                              <text:p text:style-name="P76"><text:span text:style-name="T20">時域</text:span><text:span text:style-name="T33">方程式 </text:span>→<text:span text:style-name="T34">（</text:span><text:span text:style-name="T20">傅立葉轉換）</text:span>→ <text:span text:style-name="T20">頻域</text:span><text:span text:style-name="T33">方程式</text:span>。</text:p>
                            </text:list-item>
                            <text:list-item>
                              <text:p text:style-name="P77">使用 積分 計算 <text:span text:style-name="T20">頻域</text:span><text:span text:style-name="T33">方程式</text:span>。</text:p>
                            </text:list-item>
                            <text:list-item>
                              <text:p text:style-name="P78"><text:span text:style-name="T20">頻域</text:span><text:span text:style-name="T34">方程式 </text:span>→<text:span text:style-name="T34">（</text:span>反<text:span text:style-name="T20">傅立葉轉換）</text:span>→ <text:span text:style-name="T20">時域</text:span><text:span text:style-name="T33">方程式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9">推廣化、深入化 有機率需要 提升、昇華 哲學。</text:p>
                  <text:list>
                    <text:list-item>
                      <text:p text:style-name="P80">推廣化、深入化 有機率出現 無限迴圈、無限繁殖 現象。</text:p>
                      <text:list>
                        <text:list-item>
                          <text:p text:style-name="P80">反制。</text:p>
                          <text:list>
                            <text:list-item>
                              <text:p text:style-name="P81">明顯例子，要 有節制的、有限次數的 排列組合<text:span text:style-name="T33">、修改增減、</text:span>函數曲線<text:span text:style-name="T33">化</text:span>。</text:p>
                            </text:list-item>
                            <text:list-item>
                              <text:p text:style-name="P80">明顯例子，<text:span text:style-name="T36">有限迴圈、有限繁殖。</text:span></text:p>
                            </text:list-item>
                            <text:list-item>
                              <text:p text:style-name="P65">抽象例子，（程式語言的<text:span text:style-name="T12">）</text:span><text:span text:style-name="T17">for迴</text:span><text:span text:style-name="T36">圈、有限次數的遞迴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2">抽象例子，邊走邊（使用 手電筒）照亮。</text:p>
                    </text:list-item>
                    <text:list-item>
                      <text:p text:style-name="P83">抽象例子，手電筒 照亮的 廣度、角度 <text:span text:style-name="T31">↔</text:span><text:span text:style-name="T33"> </text:span>推廣化。</text:p>
                    </text:list-item>
                    <text:list-item>
                      <text:p text:style-name="P83">抽象例子，手電筒 照亮的 深度、長度 <text:span text:style-name="T31">↔</text:span><text:span text:style-name="T33"> </text:span>深入化。</text:p>
                      <text:list>
                        <text:list-item>
                          <text:p text:style-name="P84">手電筒 照亮的 範圍 不是 無限。</text:p>
                        </text:list-item>
                        <text:list-item>
                          <text:p text:style-name="P84">手電筒 照亮的 範圍 是 有限。</text:p>
                          <text:list>
                            <text:list-item>
                              <text:p text:style-name="P85">範圍 <text:span text:style-name="T31">↔</text:span><text:span text:style-name="T33"> </text:span>廣度、角度、深度、長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6">實體化 有機率有 實際用途。</text:p>
                  <text:list>
                    <text:list-item>
                      <text:p text:style-name="P87">抽象例子，手電筒 照亮的 物體 <text:span text:style-name="T31">↔</text:span><text:span text:style-name="T33"> </text:span>實體化。</text:p>
                    </text:list-item>
                    <text:list-item>
                      <text:p text:style-name="P88"><text:span text:style-name="T33">日常生活化、新知生活化、跨領域移植 有機率不需要 </text:span>節制、自我限縮。</text:p>
                    </text:list-item>
                    <text:list-item>
                      <text:p text:style-name="P88"><text:span text:style-name="T33">日常生活化、新知生活化、跨領域移植 有機率需要 多多益善、持續不斷的提升和昇華</text:span>。</text:p>
                    </text:list-item>
                  </text:list>
                </text:list-item>
                <text:list-item>
                  <text:p text:style-name="P86">抽象化 有機率 方便、快速、電腦化 遞迴、拓展、推廣化、深入化、實體化、（再）抽象化。</text:p>
                  <text:list>
                    <text:list-item>
                      <text:p text:style-name="P89">抽象例子，手電筒 照亮（物體）的 影子 <text:span text:style-name="T31">↔</text:span><text:span text:style-name="T33"> </text:span>抽象化。</text:p>
                    </text:list-item>
                  </text:list>
                </text:list-item>
                <text:list-item>
                  <text:p text:style-name="P90">抽象描述，哲學 對 字詞 推廣化、深入化、實體化、抽象化。</text:p>
                  <text:list>
                    <text:list-item>
                      <text:p text:style-name="P90">推廣化、深入化 <text:span text:style-name="T31">↔</text:span><text:span text:style-name="T33"> </text:span><text:span text:style-name="T23">n</text:span><text:span text:style-name="T40">維坐標系的 第</text:span><text:span text:style-name="T21">1</text:span><text:span text:style-name="T33">維、第</text:span><text:span text:style-name="T22">2</text:span><text:span text:style-name="T33">維</text:span>。</text:p>
                    </text:list-item>
                    <text:list-item>
                      <text:p text:style-name="P90">實體化 <text:span text:style-name="T31">↔</text:span><text:span text:style-name="T33"> 函數（代入）數值</text:span>化。</text:p>
                    </text:list-item>
                    <text:list-item>
                      <text:p text:style-name="P90">抽象化 <text:span text:style-name="T31">↔</text:span><text:span text:style-name="T33"> 函數名稱化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12:06:04.415000000</dc:date>
    <meta:editing-duration>P20DT11H9M58S</meta:editing-duration>
    <meta:editing-cycles>16783</meta:editing-cycles>
    <meta:document-statistic meta:table-count="0" meta:image-count="0" meta:object-count="0" meta:page-count="1" meta:paragraph-count="186" meta:word-count="3476" meta:character-count="4278" meta:non-whitespace-character-count="3762"/>
  </office:meta>
</office:document-meta>
</file>